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27600002E83F6232B8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nzept OuterSpace:<text:tab/><text:tab/><text:tab/><text:tab/><text:tab/><text:tab/><text:tab/><text:tab/><text:tab/><text:tab/>26.01.2012</text:p>
      <text:p text:style-name="Standard"/>
      <text:p text:style-name="Standard">Waffenarten:</text:p>
      <text:p text:style-name="Standard"/>
      <text:p text:style-name="Standard">1- Projektil-/Geschosswaffen</text:p>
      <text:p text:style-name="Standard">2- Laser-/Energiewaffen</text:p>
      <text:p text:style-name="Standard">3- Torpedos/Raketen</text:p>
      <text:p text:style-name="Standard"/>
      <text:p text:style-name="Standard">1----------------------------------------------------------------------------------------------------------------------</text:p>
      <text:p text:style-name="Standard">Projektil-/Geschosswaffen – Eigenschaften</text:p>
      <text:p text:style-name="Standard"/>
      <text:list xml:id="list35468814" text:style-name="L1">
        <text:list-item>
          <text:p text:style-name="P1">Kaliber <text:tab/><text:tab/><text:tab/>(Je größer, umso größerer Schaden, abhängig von Schussrate)</text:p>
        </text:list-item>
        <text:list-item>
          <text:p text:style-name="P1">Munitionsarten<text:tab/><text:tab/></text:p>
          <text:list>
            <text:list-item>
              <text:list>
                <text:list-item>
                  <text:list>
                    <text:list-item>
                      <text:p text:style-name="P1">Universal, Panzerbrechend, Explosivmunition</text:p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 <text:s text:c="6"/>Universal: <text:tab/><text:tab/>Kein Durchschlag, hoher Schaden</text:p>
      <text:p text:style-name="Standard"><text:s/><text:tab/><text:tab/> <text:s text:c="6"/>Panzerbrechend: <text:tab/><text:tab/>Hoher Durchschlag, niedriger Schaden</text:p>
      <text:p text:style-name="Standard"><text:tab/><text:tab/> <text:s text:c="6"/>Explosiv: <text:tab/><text:tab/><text:tab/>Niedriger Durchschlag, mittlerer Schaden</text:p>
      <text:p text:style-name="Standard"/>
      <text:list xml:id="list35526607" text:style-name="L2">
        <text:list-item>
          <text:list>
            <text:list-item>
              <text:p text:style-name="P2">Kapazität des Magazins</text:p>
            </text:list-item>
            <text:list-item>
              <text:p text:style-name="P2">Kapazität des Lagers</text:p>
            </text:list-item>
            <text:list-item>
              <text:p text:style-name="P2">Nachladezeit</text:p>
            </text:list-item>
            <text:list-item>
              <text:p text:style-name="P2">Geschwindigkeit</text:p>
            </text:list-item>
          </text:list>
        </text:list-item>
      </text:list>
      <text:p text:style-name="Standard"/>
      <text:p text:style-name="Standard"/>
      <text:p text:style-name="Standard"/>
      <text:p text:style-name="Standard">2----------------------------------------------------------------------------------------------------------------------</text:p>
      <text:p text:style-name="Standard">Laser-/Energiewaffen – Eigenschaften</text:p>
      <text:p text:style-name="Standard"/>
      <text:list xml:id="list35615156" text:style-name="L3">
        <text:list-item>
          <text:p text:style-name="P3">Hitze<text:tab/> <text:s text:c="12"/>%/s pro schuss</text:p>
        </text:list-item>
        <text:list-item>
          <text:p text:style-name="P3">Überhitzung = 100% maximale grenze, dann wird beschuss abgebrochen</text:p>
        </text:list-item>
        <text:list-item>
          <text:p text:style-name="P3">Abkühlung <text:tab/> %/s wenn nicht geschossen wird</text:p>
        </text:list-item>
        <text:list-item>
          <text:p text:style-name="P3">Feuerrate</text:p>
        </text:list-item>
        <text:list-item>
          <text:p text:style-name="P3">Batterie</text:p>
        </text:list-item>
        <text:list-item>
          <text:p text:style-name="P3">Geschwindigkeit</text:p>
        </text:list-item>
      </text:list>
      <text:p text:style-name="Standard"/>
      <text:p text:style-name="Standard">3----------------------------------------------------------------------------------------------------------------------</text:p>
      <text:p text:style-name="Standard">Torpedos-/Raketen – Eigenschaften</text:p>
      <text:p text:style-name="Standard"/>
      <text:p text:style-name="Standard">SCHIFF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><draw:frame draw:style-name="fr1" draw:name="Grafik1" text:anchor-type="paragraph" svg:width="17cm" svg:height="11.896cm" draw:z-index="0"><draw:image xlink:href="Pictures/200000070000427600002E83F6232B81.svm" xlink:type="simple" xlink:show="embed" xlink:actuate="onLoad"/></draw:frame><text:soft-page-break/></text:p>
      <text:p text:style-name="Standard">„Blau“ markiert sind die Sockel ein Sockel kann individuell belegt werden mit:<text:line-break/>- Waffensystem („Laser, Projektil, Raketen“)</text:p>
      <text:p text:style-name="Standard">- Triebwerke</text:p>
      <text:p text:style-name="Standard">- Drohnen Hangar</text:p>
      <text:p text:style-name="Standard">- Munitionslager</text:p>
      <text:p text:style-name="Standard"/>
      <text:p text:style-name="Standard">Jeder Sockel hat eine eigene Panzerung </text:p>
      <text:p text:style-name="Standard"/>
      <text:p text:style-name="Standard">Es wäre denk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6T15:30:31.31</meta:creation-date>
    <dc:date>2012-01-26T17:08:28.12</dc:date>
    <meta:editing-duration>PT01H07M36S</meta:editing-duration>
    <meta:editing-cycles>2</meta:editing-cycles>
    <meta:generator>OpenOffice.org/3.2$Win32 OpenOffice.org_project/320m18$Build-9502</meta:generator>
    <meta:document-statistic meta:table-count="0" meta:image-count="1" meta:object-count="0" meta:page-count="2" meta:paragraph-count="35" meta:word-count="128" meta:character-count="1383"/>
  </office:meta>
</office:document-meta>
</file>